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El Conocimiento contra la Magia</text:span></text:h>
      <text:p text:style-name="Text_20_body">"El conocimiento es una poderosa fuente de poder," pensó Elara, sus palabras resonando en su mente como un eco persistente. Su corazón latía con fuerza, pero no de miedo, sino de determinación. <text:span text:style-name="Emphasis">Los libros me han mostrado el artefacto de los espejos,</text:span> se dijo a sí misma, mirando el pasillo que se extendía delante de ella, envuelto en sombras. <text:span text:style-name="Emphasis">Los libros me mostrarán cómo Morgerathus consigue su poder. Y si existe una forma de salir del castillo, es posible que la encuentre en esos libros.</text:span></text:p>
      <text:p text:style-name="Text_20_body">La decisión estaba tomada. La biblioteca sería su santuario y su arma. Sin dudar más, salió al corredor oscuro, dejando atrás los fragmentos rotos del espejo y el eco de su reciente victoria.</text:p>
      <text:p text:style-name="Horizontal_20_Line"/>
      <text:h text:style-name="Heading_20_3" text:outline-level="3"><text:span text:style-name="Strong_20_Emphasis">La Presencia de Morgerathus</text:span></text:h>
      <text:p text:style-name="Text_20_body">En lo más profundo del castillo, Morgerathus sintió la sacudida en su poder. Una ráfaga de energía recorrió su ser, como un tambor que marcaba el ritmo de un caos inminente. Sus manos, huesudas y surcadas de venas negras, temblaron mientras cerraba el grimorio que tenía delante. El ritual que estaba realizando, un antiguo hechizo para robar almas y convertirlas en su fuerza vital, se interrumpió abruptamente.</text:p>
      <text:p text:style-name="Text_20_body">—El artefacto... —murmuró con una voz grave y desgarradora, que parecía resonar en la misma piedra del castillo.</text:p>
      <text:p text:style-name="Text_20_body">La destrucción del espejo no solo había interrumpido su magia, sino que había dejado una grieta en la fortaleza de su dominio. Con una furia controlada, se levantó. La sala tembló a su alrededor mientras un aura verdosa, pulsante y siniestra, emanaba de su cuerpo, extendiéndose como humo venenoso.</text:p>
      <text:p text:style-name="Horizontal_20_Line"/>
      <text:h text:style-name="Heading_20_3" text:outline-level="3"><text:span text:style-name="Strong_20_Emphasis">Elara en las Sombras</text:span></text:h>
      <text:p text:style-name="Text_20_body">Elara avanzaba por el pasillo, su mente enfocada en la biblioteca. Pero entonces lo sintió: un escalofrío recorrió su espalda, una vibración en el aire que era imposible ignorar.</text:p>
      <text:p text:style-name="Text_20_body">De la escalera al final del corredor comenzó a emanar una luz verdosa, tenue al principio, como un latido lejano. Pero el pulso se hizo más fuerte, iluminando las paredes de piedra con sombras que parecían moverse por voluntad propia. Elara se detuvo, su respiración contenida.</text:p>
      <text:p text:style-name="Text_20_body">El sonido de un viento extraño, pesado y áspero, llenó el pasillo. Las llamas de las antorchas en las paredes parpadearon y luego se extinguieron, dejando solo la luz verdosa como la única fuente de iluminación.</text:p>
      <text:p text:style-name="Text_20_body">Elara se movió rápidamente, entrando en una habitación lateral. Cerró la puerta hasta dejar solo una pequeña rendija por la que podía observar.</text:p>
      <text:p text:style-name="Horizontal_20_Line"/>
      <text:h text:style-name="Heading_20_3" text:outline-level="3"><text:soft-page-break/><text:span text:style-name="Strong_20_Emphasis">La Aparición del Mago Oscuro</text:span></text:h>
      <text:p text:style-name="Text_20_body">Desde su escondite, Elara lo vio. Morgerathus apareció en la cima de las escaleras, flotando como un espectro. Su cuerpo no tocaba el suelo; sus pies estaban envueltos en una niebla espesa que parecía sostenerlo en el aire. Su figura era alta y delgada, cubierta por una capa negra que se movía como si tuviera vida propia.</text:p>
      <text:p text:style-name="Text_20_body">La luz verde pulsante emanaba de su interior, haciendo brillar sus ojos hundidos como dos antorchas malignas. Sus manos, largas y retorcidas, emitían pequeñas descargas de energía, como si contuvieran el poder de una tormenta atrapada. Cada paso suyo en el aire parecía resonar en la piedra del castillo, aunque nunca tocaba el suelo.</text:p>
      <text:p text:style-name="Text_20_body">El ambiente a su alrededor era sofocante. Las paredes parecían exhalar un aliento helado, y una neblina oscura se extendía por donde pasaba, arrastrándose como un manto pesado. Una sensación de opresión llenaba el aire, como si el mismo castillo se inclinara ante su amo.</text:p>
      <text:p text:style-name="Text_20_body">Elara sintió el impulso de retroceder aún más, pero no se movió. No podía permitirse ser descubierta.</text:p>
      <text:p text:style-name="Horizontal_20_Line"/>
      <text:h text:style-name="Heading_20_3" text:outline-level="3"><text:span text:style-name="Strong_20_Emphasis">El Mago Inspecciona los Espejos</text:span></text:h>
      <text:p text:style-name="Text_20_body">Morgerathus llegó a la sala de los espejos, y la puerta se abrió sin que él la tocara. La madera crujió como si lamentara su presencia, y la sala lo recibió con un eco profundo, reverberante.</text:p>
      <text:p text:style-name="Text_20_body">Se detuvo en el centro, y la luz verde de su cuerpo iluminó los fragmentos rotos en el suelo. Con un gesto de su mano, los trozos de cristal flotaron en el aire, reflejando su rostro desde cientos de ángulos.</text:p>
      <text:p text:style-name="Text_20_body">—¿Quién se atreve a desafiar mi dominio? —su voz era como un trueno distante, pero cargada de veneno.</text:p>
      <text:p text:style-name="Text_20_body">Los fragmentos cayeron al suelo como lluvia de cristal, pero Morgerathus no se detuvo. Cerró los ojos y extendió las manos, buscando rastros de la energía de su intruso.</text:p>
      <text:p text:style-name="Horizontal_20_Line"/>
      <text:h text:style-name="Heading_20_3" text:outline-level="3"><text:span text:style-name="Strong_20_Emphasis">La Huida de Elara</text:span></text:h>
      <text:p text:style-name="Text_20_body">Elara aprovechó el momento. Cuando Morgerathus quedó absorto en su inspección, ella salió silenciosamente de su escondite. Moviéndose con rapidez pero sin hacer ruido, bajó las escaleras. Cada paso era un desafío; el eco podía traicionarla, pero confiaba en su agilidad y determinación.</text:p>
      <text:p text:style-name="Text_20_body">El conocimiento era su única arma ahora. La biblioteca era su objetivo, un lugar donde las respuestas la esperaban, incluso si los peligros la acechaban a cada paso.</text:p>
      <text:p text:style-name="Text_20_body">El corazón de Elara latía con fuerza, pero su mente estaba clara. <text:span text:style-name="Emphasis">El conocimiento puede ser más poderoso que la magia,</text:span> pensó mientras avanzaba hacia lo desconocido.</text:p>
      <text:p text:style-name="Horizontal_20_Lin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25T09:55:20.471000000</meta:creation-date>
    <dc:date>2025-01-25T10:02:30.986000000</dc:date>
    <meta:editing-duration>PT7M11S</meta:editing-duration>
    <meta:editing-cycles>1</meta:editing-cycles>
    <meta:document-statistic meta:table-count="0" meta:image-count="0" meta:object-count="0" meta:page-count="2" meta:paragraph-count="26" meta:word-count="807" meta:character-count="4780" meta:non-whitespace-character-count="3999"/>
    <meta:generator>LibreOffice/7.3.5.2$Windows_X86_64 LibreOffice_project/184fe81b8c8c30d8b5082578aee2fed2ea847c01</meta:generator>
  </office:meta>
</office:document-meta>
</file>